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C919BF9DBF05D1A.png" manifest:media-type="image/png"/>
  <manifest:file-entry manifest:full-path="Pictures/100000000000055600000300814A344970F49EDF.png" manifest:media-type="image/png"/>
  <manifest:file-entry manifest:full-path="Pictures/10000000000005560000030089EBB3849C80F8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ghis Khan" svg:font-family="'Genghis Khan'" style:font-pitch="variable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o Black" fo:font-size="18pt" fo:font-weight="bold" officeooo:rsid="00094c1f" officeooo:paragraph-rsid="00094c1f" style:font-weight-asian="bold" style:font-weight-complex="bold"/>
    </style:style>
    <style:style style:name="P2" style:family="paragraph" style:parent-style-name="Standard">
      <style:text-properties style:font-name="Lato Black" fo:font-size="18pt" fo:font-weight="bold" officeooo:rsid="000afb66" officeooo:paragraph-rsid="000afb6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rray Example :</text:p>
      <text:p text:style-name="P1"><draw:frame draw:style-name="fr1" draw:name="Image1" text:anchor-type="paragraph" svg:x="0in" svg:y="0.0571in" svg:width="7.322in" svg:height="4.1161in" draw:z-index="2"><draw:image xlink:href="Pictures/10000000000005560000030089EBB3849C80F882.png" xlink:type="simple" xlink:show="embed" xlink:actuate="onLoad"/></draw:frame></text:p>
      <text:p text:style-name="P1">Conditional Example :</text:p>
      <text:p text:style-name="P1"><draw:frame draw:style-name="fr1" draw:name="Image2" text:anchor-type="paragraph" svg:x="-0.0102in" svg:y="0.1874in" svg:width="7.3311in" svg:height="4.1217in" draw:z-index="0"><draw:image xlink:href="Pictures/100000000000055600000300814A344970F49EDF.png" xlink:type="simple" xlink:show="embed" xlink:actuate="onLoad"/></draw:frame></text:p>
      <text:p text:style-name="P1"><text:soft-page-break/></text:p>
      <text:p text:style-name="P2"/>
      <text:p text:style-name="P2">Loop Example :</text:p>
      <text:p text:style-name="P2"><draw:frame draw:style-name="fr1" draw:name="Image3" text:anchor-type="paragraph" svg:x="0.0437in" svg:y="0.1362in" svg:width="7.2618in" svg:height="4.0819in" draw:z-index="1"><draw:image xlink:href="Pictures/1000000000000556000003002C919BF9DBF05D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enghis Khan" svg:font-family="'Genghis Khan'" style:font-pitch="variable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8:30:25.000816833</meta:creation-date>
    <dc:date>2017-12-11T18:45:55.195004862</dc:date>
    <meta:editing-duration>PT5M21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2" meta:paragraph-count="3" meta:word-count="9" meta:character-count="50" meta:non-whitespace-character-count="44"/>
  </office:meta>
</office:document-meta>
</file>